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BC000001B0AD4BD71048516E06.png" manifest:media-type="image/png"/>
  <manifest:file-entry manifest:full-path="Pictures/10000201000002BC000001B0FEA7D1EAD243733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draw:stroke-dash="Dashed_20__28_var_29_" svg:stroke-width="0cm" svg:stroke-color="#00ff00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color="#00ff00" draw:fill="none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698cm" fo:min-width="0cm"/>
    </style:style>
    <style:style style:name="gr6" style:family="graphic" style:parent-style-name="standard">
      <style:graphic-properties draw:fill="none" draw:textarea-vertical-align="middle" draw:auto-grow-height="false" fo:min-height="0.872cm" fo:min-width="0cm"/>
    </style:style>
    <style:style style:name="gr7" style:family="graphic" style:parent-style-name="standard">
      <style:graphic-properties draw:fill="none" draw:textarea-vertical-align="middle" draw:auto-grow-height="false" fo:min-height="0.224cm" fo:min-width="0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399cm" svg:height="8.885cm" svg:x="0.001cm" svg:y="9cm">
          <draw:image xlink:href="Pictures/10000201000002BC000001B0FEA7D1EAD243733D.png" xlink:type="simple" xlink:show="embed" xlink:actuate="onLoad">
            <text:p/>
          </draw:image>
        </draw:frame>
        <draw:frame draw:style-name="gr1" draw:text-style-name="P1" draw:layer="layout" svg:width="14.399cm" svg:height="8.885cm" svg:x="0.401cm" svg:y="9.015cm">
          <draw:image xlink:href="Pictures/10000201000002BC000001B0FEA7D1EAD243733D.png" xlink:type="simple" xlink:show="embed" xlink:actuate="onLoad">
            <text:p/>
          </draw:image>
        </draw:frame>
        <draw:frame draw:style-name="gr2" draw:text-style-name="P2" draw:layer="layout" svg:width="14.535cm" svg:height="8.969cm" svg:x="0cm" svg:y="0.1cm">
          <draw:image xlink:href="Pictures/10000201000002BC000001B0AD4BD71048516E06.png" xlink:type="simple" xlink:show="embed" xlink:actuate="onLoad">
            <text:p/>
          </draw:image>
        </draw:frame>
        <draw:line draw:style-name="gr3" draw:text-style-name="P2" draw:layer="layout" svg:x1="4.6cm" svg:y1="6.988cm" svg:x2="4.6cm" svg:y2="5.388cm">
          <text:p/>
        </draw:line>
        <draw:line draw:style-name="gr3" draw:text-style-name="P2" draw:layer="layout" svg:x1="7.054cm" svg:y1="6.988cm" svg:x2="7.059cm" svg:y2="4.36cm">
          <text:p/>
        </draw:line>
        <draw:line draw:style-name="gr4" draw:text-style-name="P2" draw:layer="layout" svg:x1="4.558cm" svg:y1="5.4cm" svg:x2="7.059cm" svg:y2="5.4cm">
          <text:p/>
        </draw:line>
        <draw:custom-shape draw:style-name="gr5" draw:text-style-name="P2" draw:layer="layout" svg:width="0.687cm" svg:height="1cm" svg:x="6.913cm" svg:y="4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layout" svg:width="14.535cm" svg:height="8.969cm" svg:x="0.015cm" svg:y="0.085cm">
          <draw:image xlink:href="Pictures/10000201000002BC000001B0AD4BD71048516E06.png" xlink:type="simple" xlink:show="embed" xlink:actuate="onLoad">
            <text:p/>
          </draw:image>
        </draw:frame>
        <draw:line draw:style-name="gr3" draw:text-style-name="P2" draw:layer="layout" svg:x1="4.615cm" svg:y1="6.973cm" svg:x2="4.615cm" svg:y2="5.373cm">
          <text:p/>
        </draw:line>
        <draw:line draw:style-name="gr3" draw:text-style-name="P2" draw:layer="layout" svg:x1="7.068cm" svg:y1="6.973cm" svg:x2="7.073cm" svg:y2="4.345cm">
          <text:p/>
        </draw:line>
        <draw:line draw:style-name="gr4" draw:text-style-name="P2" draw:layer="layout" svg:x1="4.573cm" svg:y1="5.385cm" svg:x2="7.074cm" svg:y2="5.385cm">
          <text:p/>
        </draw:line>
        <draw:custom-shape draw:style-name="gr5" draw:text-style-name="P2" draw:layer="layout" svg:width="0.687cm" svg:height="1cm" svg:x="6.928cm" svg:y="4.3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draw:layer="layout" svg:width="0.687cm" svg:height="1.182cm" svg:x="7.415cm" svg:y="13.5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draw:layer="layout" svg:width="0.687cm" svg:height="1.182cm" svg:x="7.43cm" svg:y="1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draw:layer="layout" svg:width="0.687cm" svg:height="1.182cm" svg:x="7.4cm" svg:y="13.5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2" draw:layer="layout" svg:x1="4.916cm" svg:y1="15.874cm" svg:x2="4.9cm" svg:y2="14.7cm">
          <text:p/>
        </draw:line>
        <draw:line draw:style-name="gr4" draw:text-style-name="P2" draw:layer="layout" svg:x1="4.9cm" svg:y1="14.7cm" svg:x2="7.4cm" svg:y2="14.7cm">
          <text:p/>
        </draw:line>
        <draw:custom-shape draw:style-name="gr6" draw:text-style-name="P2" draw:layer="layout" svg:width="0.687cm" svg:height="1.182cm" svg:x="7.415cm" svg:y="1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2" draw:layer="layout" svg:x1="7.416cm" svg:y1="15.874cm" svg:x2="7.4cm" svg:y2="13.5cm">
          <text:p/>
        </draw:line>
        <draw:custom-shape draw:style-name="gr7" draw:text-style-name="P2" draw:layer="layout" svg:width="0.1cm" svg:height="0.5cm" svg:x="2.5cm" svg:y="1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3" draw:layer="layout" svg:width="1.4cm" svg:height="1cm" svg:x="8.3cm" svg:y="14cm">
          <draw:text-box>
            <text:p>b1</text:p>
          </draw:text-box>
        </draw:frame>
        <draw:frame draw:style-name="gr9" draw:text-style-name="P3" draw:layer="layout" svg:width="1.3cm" svg:height="1.1cm" svg:x="2.9cm" svg:y="13.3cm">
          <draw:text-box>
            <text:p>b0</text:p>
          </draw:text-box>
        </draw:frame>
        <draw:line draw:style-name="gr10" draw:text-style-name="P2" draw:layer="layout" svg:x1="2.6cm" svg:y1="15.66cm" svg:x2="3.5cm" svg:y2="14cm">
          <text:p/>
        </draw:line>
        <draw:frame draw:style-name="gr9" draw:text-style-name="P3" draw:layer="layout" svg:width="1.5cm" svg:height="1.1cm" svg:x="8.6cm" svg:y="5.4cm">
          <draw:text-box>
            <text:p>b1</text:p>
          </draw:text-box>
        </draw:frame>
        <draw:line draw:style-name="gr10" draw:text-style-name="P2" draw:layer="layout" svg:x1="7.7cm" svg:y1="4.9cm" svg:x2="8.9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5-26T10:05:34.494409000</dc:date>
    <meta:editing-duration>PT22M42S</meta:editing-duration>
    <meta:editing-cycles>8</meta:editing-cycles>
    <meta:generator>LibreOffice/5.2.6.2$MacOSX_X86_64 LibreOffice_project/a3100ed2409ebf1c212f5048fbe377c281438fdc</meta:generator>
    <meta:document-statistic meta:object-count="25"/>
  </office:meta>
</office:document-meta>
</file>